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4B4000005B7254E5DEEB7EF1C07.jpg" manifest:media-type="image/jpeg"/>
  <manifest:file-entry manifest:full-path="Pictures/10000000000003D5000003F65278E61899BC326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184cm" table:align="margins"/>
    </style:style>
    <style:style style:name="Tabla1.A" style:family="table-column">
      <style:table-column-properties style:column-width="18.184cm" style:rel-column-width="65535*"/>
    </style:style>
    <style:style style:name="Tabla1.1" style:family="table-row">
      <style:table-row-properties style:min-row-height="18.665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3.223cm"/>
    </style:style>
    <style:style style:name="P1" style:family="paragraph" style:parent-style-name="Table_20_Contents" style:master-page-name="">
      <style:paragraph-properties fo:margin-left="6.82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 style:master-page-name="">
      <style:paragraph-properties fo:margin-left="6.82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3" style:family="paragraph" style:parent-style-name="Table_20_Contents">
      <style:paragraph-properties fo:margin-left="6.821cm" fo:margin-right="0cm" fo:margin-top="0cm" fo:margin-bottom="0.049cm" loext:contextual-spacing="false" fo:text-indent="0cm" style:auto-text-indent="false" text:number-lines="false" text:line-number="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Table_20_Contents">
      <style:paragraph-properties fo:margin-left="6.79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5" style:family="paragraph" style:parent-style-name="Table_20_Contents">
      <style:paragraph-properties fo:margin-left="0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Table_20_Contents">
      <style:paragraph-properties fo:margin-left="0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0cm" fo:margin-top="0cm" fo:margin-bottom="0.049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0cm" fo:margin-top="0cm" fo:margin-bottom="0.049cm" loext:contextual-spacing="false" fo:text-align="end" style:justify-single-word="false" fo:text-indent="0cm" style:auto-text-indent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0cm" fo:margin-top="0cm" fo:margin-bottom="0.049cm" loext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 style:master-page-name="">
      <style:paragraph-properties fo:margin-left="0.025cm" fo:margin-right="0.053cm" fo:margin-top="0cm" fo:margin-bottom="0.049cm" loext:contextual-spacing="false" style:line-height-at-least="0.499cm" fo:text-align="justify" style:justify-single-word="false" fo:text-indent="0cm" style:auto-text-indent="false" style:page-number="auto" text:number-lines="false" text:line-number="0">
        <style:tab-stops>
          <style:tab-stop style:position="1.588cm"/>
        </style:tab-stops>
      </style:paragraph-properties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cm" fo:margin-right="0.053cm" fo:margin-top="0cm" fo:margin-bottom="0.049cm" loext:contextual-spacing="false" style:line-height-at-least="0.499cm" fo:text-align="start" style:justify-single-word="false" fo:text-indent="0cm" style:auto-text-indent="false" text:number-lines="false" text:line-number="0">
        <style:tab-stops>
          <style:tab-stop style:position="1.588cm"/>
        </style:tab-stops>
      </style:paragraph-properties>
      <style:text-properties style:use-window-font-color="true" style:text-outline="false" style:text-line-through-style="none" style:text-line-through-type="none" style:font-name="Arial" fo:font-size="2pt" fo:font-style="normal" fo:text-shadow="none" style:text-underline-style="none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 style:master-page-name="">
      <style:paragraph-properties fo:margin-left="0cm" fo:margin-right="-0.025cm" fo:margin-top="0cm" fo:margin-bottom="0.049cm" loext:contextual-spacing="false" fo:text-align="start" style:justify-single-word="false" fo:text-indent="0cm" style:auto-text-indent="false" style:page-number="auto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0cm" fo:margin-right="-0.025cm" fo:margin-top="0cm" fo:margin-bottom="0.049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16" style:family="paragraph" style:parent-style-name="Table_20_Contents">
      <style:paragraph-properties fo:margin-left="6.82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officeooo:paragraph-rsid="001c82d5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17" style:family="paragraph" style:parent-style-name="Table_20_Contents" style:master-page-name="">
      <style:paragraph-properties fo:margin-left="6.79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18" style:family="paragraph" style:parent-style-name="Table_20_Contents">
      <style:paragraph-properties fo:margin-left="6.79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officeooo:rsid="0037999c" officeooo:paragraph-rsid="001c82d5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use-window-font-color="true" style:font-name="Arial"/>
    </style:style>
    <style:style style:name="T5" style:family="text">
      <style:text-properties style:use-window-font-color="true" style:font-name="Arial" fo:font-weight="normal" style:font-weight-asian="normal" style:font-weight-complex="normal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><text:text-input text:description="">#if($observaciones != "")</text:text-input><text:text-input text:description=""/></text:p>
            <text:p text:style-name="P14"><text:span text:style-name="T1">Observaciones: </text:span><text:span text:style-name="T1"><text:text-input text:description="$xx">$xx</text:text-input></text:span></text:p>
            <text:p text:style-name="P14"><text:text-input text:description="">#end</text:text-input></text:p>
          </table:table-cell>
        </table:table-row>
        <table:table-row table:style-name="Tabla1.2">
          <table:table-cell table:style-name="Tabla1.A1" office:value-type="string">
            <text:p text:style-name="P7">POSADAS, <text:text-input text:description="">$dia</text:text-input><text:span text:style-name="T4"> DE <text:s/></text:span><text:span text:style-name="T4"><text:text-input text:description="">$mesLetra</text:text-input></text:span><text:span text:style-name="T4"> DEL </text:span><text:span text:style-name="T4"><text:text-input text:description="">$anio</text:text-input></text:span></text:p>
            <text:p text:style-name="P9"/>
            <text:p text:style-name="P9">---------------------------------------------- <text:s text:c="70"/>----------------------------------------</text:p>
            <text:p text:style-name="P7"><text:span text:style-name="T5">Firma Encargado Patrimonio <text:s text:c="80"/></text:span><text:span text:style-name="T6">Firma Autoridad Superior</text:span></text:p>
            <text:p text:style-name="P8"><text:span text:style-name="T6"><text:page-number text:select-page="current">1</text:page-number></text:span><text:span text:style-name="T6"> / </text:span><text:span text:style-name="T6"><text:page-count>1</text:page-count>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 style:master-page-name="">
      <style:paragraph-properties fo:margin-left="6.82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MP2" style:family="paragraph" style:parent-style-name="Table_20_Contents">
      <style:paragraph-properties fo:margin-left="6.821cm" fo:margin-right="0cm" fo:margin-top="0cm" fo:margin-bottom="0.049cm" loext:contextual-spacing="false" fo:text-indent="0cm" style:auto-text-indent="false" text:number-lines="false" text:line-number="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MP3" style:family="paragraph" style:parent-style-name="Table_20_Contents" style:master-page-name="">
      <style:paragraph-properties fo:margin-left="6.82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4" style:family="paragraph" style:parent-style-name="Table_20_Contents" style:master-page-name="">
      <style:paragraph-properties fo:margin-left="6.79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5" style:family="paragraph" style:parent-style-name="Table_20_Contents">
      <style:paragraph-properties fo:margin-left="6.82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officeooo:paragraph-rsid="001c82d5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6" style:family="paragraph" style:parent-style-name="Table_20_Contents">
      <style:paragraph-properties fo:margin-left="6.79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officeooo:rsid="0037999c" officeooo:paragraph-rsid="001c82d5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7" style:family="paragraph" style:parent-style-name="Table_20_Contents">
      <style:paragraph-properties fo:margin-left="6.79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8" style:family="paragraph" style:parent-style-name="Table_20_Contents">
      <style:paragraph-properties fo:margin-left="0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MP9" style:family="paragraph" style:parent-style-name="Table_20_Contents">
      <style:paragraph-properties fo:margin-left="0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10" style:family="paragraph" style:parent-style-name="Standard" style:master-page-name="">
      <style:paragraph-properties fo:margin-left="0.025cm" fo:margin-right="0.053cm" fo:margin-top="0cm" fo:margin-bottom="0.049cm" loext:contextual-spacing="false" style:line-height-at-least="0.499cm" fo:text-align="justify" style:justify-single-word="false" fo:text-indent="0cm" style:auto-text-indent="false" style:page-number="auto" text:number-lines="false" text:line-number="0">
        <style:tab-stops>
          <style:tab-stop style:position="1.588cm"/>
        </style:tab-stops>
      </style:paragraph-properties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MP11" style:family="paragraph" style:parent-style-name="Standard">
      <style:paragraph-properties fo:margin-left="0cm" fo:margin-right="0.053cm" fo:margin-top="0cm" fo:margin-bottom="0.049cm" loext:contextual-spacing="false" style:line-height-at-least="0.499cm" fo:text-align="start" style:justify-single-word="false" fo:text-indent="0cm" style:auto-text-indent="false" text:number-lines="false" text:line-number="0">
        <style:tab-stops>
          <style:tab-stop style:position="1.588cm"/>
        </style:tab-stops>
      </style:paragraph-properties>
      <style:text-properties style:use-window-font-color="true" style:text-outline="false" style:text-line-through-style="none" style:text-line-through-type="none" style:font-name="Arial" fo:font-size="2pt" fo:font-style="normal" fo:text-shadow="none" style:text-underline-style="none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 style:text-emphasize="none" style:text-overline-style="none" style:text-overline-color="font-color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Arial1" fo:font-weight="bold" style:font-weight-asian="bold" style:font-weight-complex="bold"/>
    </style:style>
    <style:style style:name="MT3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3.02cm" style:num-format="1" style:print-orientation="portrait" fo:margin-top="1.224cm" fo:margin-bottom="0.533cm" fo:margin-left="1.755cm" fo:margin-right="1.6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8.057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-0.116cm" svg:y="-0.289cm" svg:width="3.531cm" svg:height="3.649cm" draw:z-index="0"><draw:image xlink:href="Pictures/10000000000003D5000003F65278E61899BC326F.jpg" xlink:type="simple" xlink:show="embed" xlink:actuate="onLoad"/></draw:frame><draw:frame draw:style-name="Mfr2" draw:name="gráficos3" text:anchor-type="char" svg:x="3.768cm" svg:y="0.083cm" svg:width="2.66cm" svg:height="2.686cm" draw:z-index="1"><draw:image xlink:href="Pictures/10000000000004B4000005B7254E5DEEB7EF1C07.jpg" xlink:type="simple" xlink:show="embed" xlink:actuate="onLoad"/></draw:frame><text:span text:style-name="MT1">ACTA DE RECEPCIÓN</text:span> <text:span text:style-name="MT2">N° </text:span><text:span text:style-name="MT2"><text:text-input text:description="">$actaNumero</text:text-input></text:span><text:span text:style-name="MT2"> / </text:span><text:span text:style-name="MT2"><text:text-input text:description="">$actaEjercicio</text:text-input></text:span><text:span text:style-name="MT2"> <text:s/></text:span><text:span text:style-name="MT2"><text:text-input text:description="">#if($parcial) </text:text-input></text:span><text:span text:style-name="MT2">Parcial</text:span><text:span text:style-name="MT2"><text:text-input text:description="">#end</text:text-input></text:span></text:p>
        <text:p text:style-name="MP2">ENTE DESCENTRALIZADO PARQUE DE LA SALUD DR. RAMÓN MADARIAGA LEY XVII – N° 70 HOSPITAL ESCUELA DE AGUDOS DR. RAMÓN MADARIAGA</text:p>
        <text:p text:style-name="MP3">NÚMERO DE EXPEDIENTE <text:text-input text:description="">$expediente</text:text-input></text:p>
        <text:p text:style-name="MP4">ORDEN DE PROVISIÓN° <text:text-input text:description="">$numeroOP</text:text-input></text:p>
        <text:p text:style-name="MP5">INSTITUCION:<text:text-input text:description="$institucion">$institucion</text:text-input></text:p>
        <text:p text:style-name="MP6">CUENTA <text:text-input text:description="$cuenta">$cuenta</text:text-input> </text:p>
        <text:p text:style-name="MP7"><text:text-input text:description="">#if($esServicio)</text:text-input>SEGUN CERTIFICACION DE SERVICIO<text:text-input text:description="">#end</text:text-input></text:p>
        <text:p text:style-name="MP8">SEÑOR: <text:span text:style-name="MT1"><text:text-input text:description="">$proveedor</text:text-input></text:span></text:p>
        <text:p text:style-name="MP8">DOMICILIO: <text:span text:style-name="MT1"><text:text-input text:description="">$domicilioProveedor</text:text-input></text:span></text:p>
        <text:p text:style-name="MP9"><text:text-input text:description="">$localidadProveedor</text:text-input></text:p>
        <text:p text:style-name="MP10"><text:tab/><text:tab/><text:tab/><text:tab/><text:tab/><text:tab/><text:tab/>EN POSADAS, CAPITAL DE LA PROVINCIA DE MISIONES, A LOS <text:span text:style-name="MT1"><text:text-input text:description="">$diaLetra</text:text-input></text:span> DIAS DEL MES DE <text:span text:style-name="MT1"><text:text-input text:description="">$mesLetra</text:text-input></text:span> DEL <text:span text:style-name="MT1"><text:text-input text:description="">$anioLetra</text:text-input></text:span>, SE HA VERIFICADO LA RECEPCI<text:span text:style-name="MT3">Ó</text:span>N EN CONFORMIDAD DE LOS ELEMENTOS DETALLADOS A CONTINUACIÓN, DEL PROVEEDOR DEL EPÍGRAFE, DEJÁNDOSE CONSTANCIA QUE HAN SIDO EXAMINADOS Y ENCONTRADOS DE CONFORMIDAD TANTO EN CANTIDAD COMO EN CALIDAD.</text:p>
        <text:p text:style-name="MP11"/>
      </style:head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0:37:33.40</meta:creation-date>
    <dc:date>2019-09-23T13:37:17.970545123</dc:date>
    <meta:editing-duration>P1DT22H24M6S</meta:editing-duration>
    <meta:editing-cycles>619</meta:editing-cycles>
    <meta:generator>LibreOffice/5.1.6.2$Linux_X86_64 LibreOffice_project/10m0$Build-2</meta:generator>
    <meta:document-statistic meta:table-count="1" meta:image-count="2" meta:object-count="0" meta:page-count="1" meta:paragraph-count="18" meta:word-count="174" meta:character-count="1178" meta:non-whitespace-character-count="912"/>
  </office:meta>
</office:document-meta>
</file>